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1aee" officeooo:paragraph-rsid="00211aee"/>
    </style:style>
    <style:style style:name="P2" style:family="paragraph" style:parent-style-name="Standard">
      <style:text-properties officeooo:rsid="0022974b" officeooo:paragraph-rsid="0022974b"/>
    </style:style>
    <style:style style:name="P3" style:family="paragraph" style:parent-style-name="Standard">
      <style:text-properties officeooo:rsid="00233313" officeooo:paragraph-rsid="00233313"/>
    </style:style>
    <style:style style:name="P4" style:family="paragraph" style:parent-style-name="Standard">
      <style:text-properties officeooo:rsid="0023eef9" officeooo:paragraph-rsid="0023eef9"/>
    </style:style>
    <style:style style:name="P5" style:family="paragraph" style:parent-style-name="Standard">
      <style:text-properties officeooo:rsid="0028c523" officeooo:paragraph-rsid="0028c523"/>
    </style:style>
    <style:style style:name="P6" style:family="paragraph" style:parent-style-name="Standard">
      <style:text-properties officeooo:rsid="002cb84b" officeooo:paragraph-rsid="002cb84b"/>
    </style:style>
    <style:style style:name="P7" style:family="paragraph" style:parent-style-name="Standard">
      <style:text-properties officeooo:rsid="002e21cf" officeooo:paragraph-rsid="002e21cf"/>
    </style:style>
    <style:style style:name="P8" style:family="paragraph" style:parent-style-name="Standard">
      <style:text-properties officeooo:rsid="00313911" officeooo:paragraph-rsid="00313911"/>
    </style:style>
    <style:style style:name="P9" style:family="paragraph" style:parent-style-name="Standard">
      <style:text-properties officeooo:rsid="003423df" officeooo:paragraph-rsid="003423df"/>
    </style:style>
    <style:style style:name="P10" style:family="paragraph" style:parent-style-name="Standard">
      <style:text-properties officeooo:rsid="0034f158" officeooo:paragraph-rsid="0034f158"/>
    </style:style>
    <style:style style:name="P11" style:family="paragraph" style:parent-style-name="Standard">
      <style:text-properties officeooo:rsid="0036e265" officeooo:paragraph-rsid="0036e265"/>
    </style:style>
    <style:style style:name="P12" style:family="paragraph" style:parent-style-name="Standard">
      <style:text-properties officeooo:rsid="003a8ee9" officeooo:paragraph-rsid="003a8ee9"/>
    </style:style>
    <style:style style:name="P13" style:family="paragraph" style:parent-style-name="Standard">
      <style:text-properties officeooo:rsid="003e5248" officeooo:paragraph-rsid="003e5248"/>
    </style:style>
    <style:style style:name="P14" style:family="paragraph" style:parent-style-name="Standard">
      <style:text-properties officeooo:rsid="003fb871" officeooo:paragraph-rsid="003fb871"/>
    </style:style>
    <style:style style:name="P15" style:family="paragraph" style:parent-style-name="Standard">
      <style:text-properties officeooo:rsid="004071d9" officeooo:paragraph-rsid="004071d9"/>
    </style:style>
    <style:style style:name="T1" style:family="text">
      <style:text-properties officeooo:rsid="0025093c"/>
    </style:style>
    <style:style style:name="T2" style:family="text">
      <style:text-properties officeooo:rsid="0026af0a"/>
    </style:style>
    <style:style style:name="T3" style:family="text">
      <style:text-properties officeooo:rsid="002891d0"/>
    </style:style>
    <style:style style:name="T4" style:family="text">
      <style:text-properties officeooo:rsid="002a0450"/>
    </style:style>
    <style:style style:name="T5" style:family="text">
      <style:text-properties officeooo:rsid="002af452"/>
    </style:style>
    <style:style style:name="T6" style:family="text">
      <style:text-properties officeooo:rsid="002c05d5"/>
    </style:style>
    <style:style style:name="T7" style:family="text">
      <style:text-properties officeooo:rsid="002cb84b"/>
    </style:style>
    <style:style style:name="T8" style:family="text">
      <style:text-properties officeooo:rsid="002f4064"/>
    </style:style>
    <style:style style:name="T9" style:family="text">
      <style:text-properties officeooo:rsid="002f9eeb"/>
    </style:style>
    <style:style style:name="T10" style:family="text">
      <style:text-properties officeooo:rsid="0032da55"/>
    </style:style>
    <style:style style:name="T11" style:family="text">
      <style:text-properties officeooo:rsid="003423df"/>
    </style:style>
    <style:style style:name="T12" style:family="text">
      <style:text-properties officeooo:rsid="003645bd"/>
    </style:style>
    <style:style style:name="T13" style:family="text">
      <style:text-properties officeooo:rsid="00387220"/>
    </style:style>
    <style:style style:name="T14" style:family="text">
      <style:text-properties officeooo:rsid="00389202"/>
    </style:style>
    <style:style style:name="T15" style:family="text">
      <style:text-properties officeooo:rsid="003cbb13"/>
    </style:style>
    <style:style style:name="T16" style:family="text">
      <style:text-properties officeooo:rsid="003d3d19"/>
    </style:style>
    <style:style style:name="T17" style:family="text">
      <style:text-properties officeooo:rsid="003dfb02"/>
    </style:style>
    <style:style style:name="T18" style:family="text">
      <style:text-properties officeooo:rsid="003e19a1"/>
    </style:style>
    <style:style style:name="T19" style:family="text">
      <style:text-properties officeooo:rsid="003e5248"/>
    </style:style>
    <style:style style:name="T20" style:family="text">
      <style:text-properties officeooo:rsid="003e8f38"/>
    </style:style>
    <style:style style:name="T21" style:family="text">
      <style:text-properties officeooo:rsid="003f42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NS SPELLCASTERS :</text:p>
      <text:p text:style-name="P14">Morts-vivants : un lanceur de sorts mort-vivant a droit à un jet de sauvegarde contre les sorts pour résister au vade retro (qui ne compte alors pas comme un échec et peut être retenté). </text:p>
      <text:p text:style-name="P15">Si un tel mort-vivant est tué, il peut être ramené à son existence de mortel si ses restes sont traités par la série de sorts : délivrance de la malédiction, guérison totale et rappel à la vie (ou rappel à la vie total) ; administrée dans cet ordre par un clerc de niveau 26 ou plus.</text:p>
      <text:p text:style-name="P1"/>
      <text:p text:style-name="P1"/>
      <text:p text:style-name="P1"/>
      <text:p text:style-name="P1">Les rencontres aléatoires avec un mort-vivant peuvent occasionnellement s’effectuer avec un groupe de pions contrôlés par un souverain.</text:p>
      <text:p text:style-name="P1"/>
      <text:p text:style-name="P2">Nombres de pions : autant de dés de vie que le double de ceux du souverain (le niveau de lanceur de sort est utilisé à la place des DV si les mort-vivant possède cette capacité.</text:p>
      <text:p text:style-name="P2"/>
      <text:p text:style-name="P3">Condition : tout pion doit, individuellement, posséder au plus autant de DV que la moitié de ceux du souverain.</text:p>
      <text:p text:style-name="P3"/>
      <text:p text:style-name="P4">Procédure : <text:span text:style-name="T1">jet de 2D6 sur la table idoine </text:span><text:span text:style-name="T2">(2 ou moins est toujours un échec)</text:span><text:span text:style-name="T1">. Si la cible est déjà contrôlée par un autre, le mort-vivant le ressent et subit un modificateur de -4 à son jet. </text:span><text:span text:style-name="T2">Si le mort-vivant peut lancer des sorts il gagne un modificateur de +2. Toute tentative est considérée comme une action </text:span><text:span text:style-name="T3">en </text:span><text:span text:style-name="T2">combat.</text:span></text:p>
      <text:p text:style-name="P4"/>
      <text:p text:style-name="P5">Mort-vivants <text:span text:style-name="T7">créés ou invoqués</text:span> : si un mort-vivant en crée un autre <text:span text:style-name="T7">par construction ou </text:span>en tuant un vivant (capacité des vampires, â<text:span text:style-name="T4">mes en peine, ombres et spectres), </text:span><text:span text:style-name="T5">celui-ci devient automatiquement un pion. </text:span><text:span text:style-name="T6">C</text:span><text:span text:style-name="T5">e</text:span><text:span text:style-name="T6">c</text:span><text:span text:style-name="T5">i peut contraindre le créateur à en libérer un autre, </text:span><text:span text:style-name="T6">auquel cas c’est toujours celui au plus grand nombre de DV en premier</text:span><text:span text:style-name="T5">.</text:span></text:p>
      <text:p text:style-name="P6">En cas d’invocation le mort-vivant devient un pion sauf si cela dépasserait la capacité du souverain ou si ce dernier l’autorise à conserver son libre arbitre.</text:p>
      <text:p text:style-name="P6"/>
      <text:p text:style-name="P7">Effets : contrôle absolu et liaison télépathique permanente sur 24 miles par DV <text:span text:style-name="T8">(ou niveau de lanceur de sort)</text:span> du souverain <text:span text:style-name="T14">jusqu’au lever de la prochaine pleine lune ou libération volontaire</text:span>. <text:span text:style-name="T9">En cas de fuite d’un pion </text:span><text:span text:style-name="T10">par échec au </text:span><text:span text:style-name="T14">m</text:span><text:span text:style-name="T10">oral</text:span><text:span text:style-name="T9">, le souverain peut passer son action du round à forcer celui-ci à revenir au combat.</text:span></text:p>
      <text:p text:style-name="P8"/>
      <text:p text:style-name="P8">Pions de pion : un pion peut avoir ses propres pions, ceux-ci ne sont pas contrôlés ou en liaison télépathique avec son propre souverain. <text:span text:style-name="T10">En cas d’armées de morts-vivants dirigées par des hiérarchie de souverains, </text:span><text:span text:style-name="T11">utiliser les valeurs suivantes pour le calcul de la VFB :</text:span></text:p>
      <text:p text:style-name="P9">Facteur de commandement : traiter la SAG du souverain suprême comme égale à son INT et considérer son CHA à 18.</text:p>
      <text:p text:style-name="P9">Facteur d’expérience : traiter chaque souverain contrôlé comme un officier.</text:p>
      <text:p text:style-name="P10">Facteur d’entraînement : max auto (52).</text:p>
      <text:p text:style-name="P10">Facteur d’équipement : armement normal.</text:p>
      <text:p text:style-name="P10">Facteur de forces spéciales : vérifier le pourcentage de troupes avec <text:span text:style-name="T12">au moins deux </text:span>astérisques.</text:p>
      <text:p text:style-name="P10"/>
      <text:p text:style-name="P11">Vade retro : le test s’effectue contre le souverain et pas le ou les pions présents. En cas de réussite le pion est complètement soustrait au souverain <text:span text:style-name="T13">mais il n’y pas d’autre effet (et une seconde tentative peut alors être effectuée pour repousser effectivement le ou les pions libérés)</text:span>.</text:p>
      <text:p text:style-name="P11"/>
      <text:p text:style-name="P12">Drains d’énergie : <text:span text:style-name="T15">les victimes des morts-vivants à drain d’énergie se relèvent 1D3 jours plus tard comme </text:span><text:span text:style-name="T18">morts-vivants </text:span><text:span text:style-name="T15">pions d</text:span><text:span text:style-name="T16">e</text:span><text:span text:style-name="T15"> leur </text:span><text:span text:style-name="T16">bourreau </text:span><text:span text:style-name="T19">et </text:span><text:span text:style-name="T16">du même type que celui-ci</text:span><text:span text:style-name="T15">.</text:span> <text:span text:style-name="T17">Ils conservent leur </text:span><text:soft-page-break/><text:span text:style-name="T17">équipement (donc leur NA) mais n’ont que la moitié de leurs PV max. </text:span><text:span text:style-name="T21">Une victime lanceuse de sort conservent cette capacité au même niveau.</text:span></text:p>
      <text:p text:style-name="P13">Si leur souverain est tué ils reprennent leur libre arbitre et recouvrent leurs points de vie manquants au rythme d’un par heure <text:span text:style-name="T20">(ils les ont tous directement si leur souverain est tué avant leurs relevailles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2:15:02.133339705</meta:creation-date>
    <meta:generator>LibreOffice/24.2.0.3$Linux_X86_64 LibreOffice_project/420$Build-3</meta:generator>
    <dc:date>2024-03-30T12:55:36.287617828</dc:date>
    <meta:editing-duration>PT40M21S</meta:editing-duration>
    <meta:editing-cycles>35</meta:editing-cycles>
    <meta:document-statistic meta:table-count="0" meta:image-count="0" meta:object-count="0" meta:page-count="2" meta:paragraph-count="19" meta:word-count="605" meta:character-count="3511" meta:non-whitespace-character-count="2924"/>
  </office:meta>
</office:document-meta>
</file>